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d4ad" officeooo:paragraph-rsid="0019d4ad"/>
    </style:style>
    <style:style style:name="P2" style:family="paragraph" style:parent-style-name="Standard">
      <style:text-properties fo:font-size="18pt" officeooo:rsid="0019d4ad" officeooo:paragraph-rsid="0019d4ad" style:font-size-asian="18pt" style:font-size-complex="18pt"/>
    </style:style>
    <style:style style:name="P3" style:family="paragraph" style:parent-style-name="Standard" style:list-style-name="L1">
      <style:text-properties officeooo:rsid="0019d4ad" officeooo:paragraph-rsid="0019d4ad"/>
    </style:style>
    <style:style style:name="P4" style:family="paragraph" style:parent-style-name="Standard">
      <style:text-properties officeooo:rsid="0019d4ad" officeooo:paragraph-rsid="0019d4ad"/>
    </style:style>
    <style:style style:name="P5" style:family="paragraph" style:parent-style-name="Standard">
      <style:text-properties officeooo:rsid="001b059d" officeooo:paragraph-rsid="001b059d"/>
    </style:style>
    <style:style style:name="P6" style:family="paragraph" style:parent-style-name="Standard" style:list-style-name="L2">
      <style:text-properties officeooo:rsid="001b059d" officeooo:paragraph-rsid="001b059d"/>
    </style:style>
    <style:style style:name="P7" style:family="paragraph" style:parent-style-name="Standard" style:list-style-name="L2">
      <style:text-properties officeooo:paragraph-rsid="001b059d"/>
    </style:style>
    <style:style style:name="P8" style:family="paragraph" style:parent-style-name="Standard">
      <style:text-properties officeooo:paragraph-rsid="001b059d"/>
    </style:style>
    <style:style style:name="P9" style:family="paragraph" style:parent-style-name="Standard">
      <style:text-properties fo:font-size="14pt" officeooo:rsid="001bce05" officeooo:paragraph-rsid="001bce05" fo:background-color="transparent" style:font-size-asian="14pt" style:font-size-complex="14pt"/>
    </style:style>
    <style:style style:name="P10" style:family="paragraph" style:parent-style-name="Standard">
      <style:text-properties officeooo:rsid="001bce05" officeooo:paragraph-rsid="001bce05"/>
    </style:style>
    <style:style style:name="P11" style:family="paragraph" style:parent-style-name="Standard" style:list-style-name="L3">
      <style:text-properties officeooo:rsid="001c98b1" officeooo:paragraph-rsid="001c98b1"/>
    </style:style>
    <style:style style:name="P12" style:family="paragraph" style:parent-style-name="Standard" style:list-style-name="L3">
      <style:text-properties officeooo:rsid="001e8504" officeooo:paragraph-rsid="001e8504"/>
    </style:style>
    <style:style style:name="T1" style:family="text">
      <style:text-properties officeooo:rsid="001a7dc8"/>
    </style:style>
    <style:style style:name="T2" style:family="text">
      <style:text-properties officeooo:rsid="001bce05"/>
    </style:style>
    <style:style style:name="T3" style:family="text">
      <style:text-properties officeooo:rsid="002072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eb Developer Course – teacher Jonas</text:p>
      <text:p text:style-name="P1"/>
      <text:p text:style-name="P9">Jan. 5, 2022</text:p>
      <text:p text:style-name="P1">Static or Dynamic web sites. </text:p>
      <text:list xml:id="list2896487186" text:style-name="L1">
        <text:list-item>
          <text:p text:style-name="P3">Static web sites just receive the html, css, and javascript directly from the <text:span text:style-name="T1">web </text:span>server.</text:p>
        </text:list-item>
        <text:list-item>
          <text:p text:style-name="P3">Dynamic web sites are constantly changing, and pulling information using Python, etc. from the <text:span text:style-name="T1">web</text:span> server to show on your browser, specifically for you.</text:p>
        </text:list-item>
      </text:list>
      <text:p text:style-name="P1"/>
      <text:p text:style-name="P5">Jan. 6, 202<text:span text:style-name="T2">2</text:span></text:p>
      <text:p text:style-name="P5">Set up Visual Studio Code Editor</text:p>
      <text:list xml:id="list2518776310" text:style-name="L2">
        <text:list-item>
          <text:p text:style-name="P6"><text:span text:style-name="T2">I</text:span>nstall<text:span text:style-name="T2">ed</text:span> Prettier.</text:p>
        </text:list-item>
        <text:list-item>
          <text:p text:style-name="P7"><text:span text:style-name="T2">Installed One Monokai Theme color editor.</text:span></text:p>
        </text:list-item>
      </text:list>
      <text:p text:style-name="P10">Made and ran html in both Firefox and Brave browsers.</text:p>
      <text:list xml:id="list2250124551" text:style-name="L3">
        <text:list-item>
          <text:p text:style-name="P11">Go to Explorer, or to the double page icon on left side of Visual Studio Code.</text:p>
        </text:list-item>
        <text:list-item>
          <text:p text:style-name="P11">Then click blue “Open Folder”, which opens up your computer’s file directory. </text:p>
        </text:list-item>
        <text:list-item>
          <text:p text:style-name="P11">Click where you want to save your new html files, and open it up.</text:p>
        </text:list-item>
        <text:list-item>
          <text:p text:style-name="P11">Click the file icon button with a “+” sign on the upper left side under the OK button.</text:p>
        </text:list-item>
        <text:list-item>
          <text:p text:style-name="P12">Type your “Folder Name” in the space provided and click the “Create” button.</text:p>
        </text:list-item>
        <text:list-item>
          <text:p text:style-name="P12">Press “Okay”.</text:p>
        </text:list-item>
        <text:list-item>
          <text:p text:style-name="P12">Now in Visual Studio Code, hover over the newly created name and click on the “New File” or the paper looking icon.</text:p>
        </text:list-item>
        <text:list-item>
          <text:p text:style-name="P12">Type “index.html” or whatever you need and press enter.</text:p>
        </text:list-item>
        <text:list-item>
          <text:p text:style-name="P12">Start coding and saving!</text:p>
        </text:list-item>
        <text:list-item>
          <text:p text:style-name="P12">To test your code, go to your index.html file in your computer <text:span text:style-name="T3">and double click it to active or run it. In my case, Firefox browser pops up and shows how my code! </text:span></text:p>
        </text:list-item>
      </text:list>
      <text:p text:style-name="P8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5T14:12:14.702147549</meta:creation-date>
    <dc:date>2022-01-06T12:06:27.695986019</dc:date>
    <meta:editing-duration>PT7M1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236" meta:character-count="1242" meta:non-whitespace-character-count="1036"/>
  </office:meta>
</office:document-meta>
</file>